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course.betrybe.com/intro/git" text:style-name="Internet_20_link" text:visited-style-name="Visited_20_Internet_20_Link">https://course.betrybe.com/intro/git</text:a></text:p>
      <text:p text:style-name="Standard"/>
      <text:p text:style-name="Standard"><text:a xlink:type="simple" xlink:href="https://course.betrybe.com/intro/git/git-part-2" text:style-name="Internet_20_link" text:visited-style-name="Visited_20_Internet_20_Link">https://course.betrybe.com/intro/git/git-part-2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2:36:31.088031327</meta:creation-date>
    <dc:date>2020-09-01T12:37:21.215347343</dc:date>
    <meta:editing-duration>PT50S</meta:editing-duration>
    <meta:editing-cycles>1</meta:editing-cycles>
    <meta:document-statistic meta:table-count="0" meta:image-count="0" meta:object-count="0" meta:page-count="1" meta:paragraph-count="2" meta:word-count="2" meta:character-count="83" meta:non-whitespace-character-count="83"/>
    <meta:generator>LibreOffice/6.4.4.2$Linux_X86_64 LibreOffice_project/40$Build-2</meta:generator>
  </office:meta>
</office:document-meta>
</file>